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1cm" svg:height="8cm" svg:x="6.739cm" svg:y="0cm">
            <draw:object draw:notify-on-update-of-ranges="Sheet.A2:Sheet.A7 Sheet.A1:Sheet.A1 Sheet.B2:Sheet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cm" svg:height="8cm" svg:x="17.866cm" svg:y="0cm">
            <draw:object draw:notify-on-update-of-ranges="Sheet.A10:Sheet.A15 Sheet.A9:Sheet.A9 Sheet.B10:Sheet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cm" svg:height="8cm" svg:x="28.846cm" svg:y="0cm">
            <draw:object draw:notify-on-update-of-ranges="Sheet.A18:Sheet.A23 Sheet.A17:Sheet.A17 Sheet.B18:Sheet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2" table:default-cell-style-name="Default"/>
        <table:table-row table:style-name="ro1">
          <table:table-cell table:style-name="ce2" office:value-type="string" calcext:value-type="string">
            <text:p>Yarn install</text:p>
          </table:table-cell>
          <table:table-cell table:style-name="ce2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A1:A65535&quot;))" office:value-type="float" office:value="1508.18181818182" calcext:value-type="float">
            <text:p>1 50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B1:B65535&quot;))" office:value-type="float" office:value="2387.22727272727" calcext:value-type="float">
            <text:p>2 38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M1:M65535&quot;))" office:value-type="float" office:value="3087.22727272727" calcext:value-type="float">
            <text:p>3 08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P1:P65535&quot;))" office:value-type="float" office:value="17866.6363636364" calcext:value-type="float">
            <text:p>17 86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C1:C65535&quot;))" office:value-type="float" office:value="18019.2727272727" calcext:value-type="float">
            <text:p>18 019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D1:D65535&quot;))" office:value-type="float" office:value="10637.8636363636" calcext:value-type="float">
            <text:p>10 63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Yarn build</text:p>
          </table:table-cell>
          <table:table-cell table:style-name="ce2" office:value-type="string" calcext:value-type="string">
            <text:p>Average</text:p>
          </table:table-cell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E1:E65535&quot;))" office:value-type="float" office:value="1342.06818181818" calcext:value-type="float">
            <text:p>1 342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F1:F65535&quot;))" office:value-type="float" office:value="2381.36363636364" calcext:value-type="float">
            <text:p>2 381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N1:N65535&quot;))" office:value-type="float" office:value="3549.04545454545" calcext:value-type="float">
            <text:p>3 549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Q1:Q65535&quot;))" office:value-type="float" office:value="10449.0227272727" calcext:value-type="float">
            <text:p>10 449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G1:G65535&quot;))" office:value-type="float" office:value="8234.13636363636" calcext:value-type="float">
            <text:p>8 234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H1:H65535&quot;))" office:value-type="float" office:value="10914.1363636364" calcext:value-type="float">
            <text:p>10 914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Build size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I1:I65535&quot;))" office:value-type="float" office:value="32" calcext:value-type="float">
            <text:p>32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J1:J65535&quot;))"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O1:O65535&quot;))" office:value-type="float" office:value="124" calcext:value-type="float">
            <text:p>12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R1:R65535&quot;))" office:value-type="float" office:value="320" calcext:value-type="float">
            <text:p>32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K1:K65535&quot;))" office:value-type="float" office:value="604" calcext:value-type="float">
            <text:p>60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L1:L65535&quot;))" office:value-type="float" office:value="440" calcext:value-type="float">
            <text:p>44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executions</text:p>
          </table:table-cell>
          <table:table-cell table:formula="of:=COUNT(INDIRECT(&quot;'./results.csv'#$results.A1:A65535&quot;))" office:value-type="float" office:value="44" calcext:value-type="float">
            <text:p>44</text:p>
          </table:table-cell>
          <table:table-cell table:number-columns-repeated="13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0" number:min-decimal-places="0" number:min-integer-digits="1" number:grouping="true" number:display-factor="1000"/>
      <number:text>ms</number:text>
    </number:number-style>
    <number:number-style style:name="N109">
      <number:number number:decimal-places="0" number:min-decimal-places="0" number:min-integer-digits="0" number:grouping="true"/>
      <number:text>ms</number:text>
    </number:number-style>
    <number:number-style style:name="N110">
      <number:number number:decimal-places="0" number:min-decimal-places="0" number:min-integer-digits="0" number:grouping="true" number:display-factor="1000"/>
      <number:text>ms</number:text>
    </number:number-style>
    <number:number-style style:name="N111">
      <number:number number:decimal-places="0" number:min-decimal-places="0" number:min-integer-digits="0" number:grouping="true"/>
      <number:text> ms</number:text>
    </number:number-style>
    <number:number-style style:name="N112">
      <number:number number:decimal-places="0" number:min-decimal-places="0" number:min-integer-digits="1" number:grouping="true"/>
      <number:text> ms</number:text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8T18:58:33.685000000</dc:date>
    <meta:editing-duration>PT2H5M26S</meta:editing-duration>
    <meta:editing-cycles>38</meta:editing-cycles>
    <meta:generator>LibreOffice/7.4.5.1$Windows_X86_64 LibreOffice_project/9c0871452b3918c1019dde9bfac75448afc4b57f</meta:generator>
    <meta:document-statistic meta:table-count="1" meta:cell-count="6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0" number:min-decimal-places="0" number:min-integer-digits="0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2.665cm" svg:y="0.295cm" chart:style-name="ch2">
          <text:p>"yarn install" execution time
(lower is better)</text:p>
        </chart:title>
        <chart:plot-area chart:style-name="ch3" table:cell-range-address="Sheet.A1:Sheet.A7 Sheet.B2:Sheet.B7" chart:data-source-has-labels="both" svg:x="0.22cm" svg:y="1.738cm" svg:width="10.561cm" svg:height="6.103cm">
          <chart:coordinate-region svg:x="2.085cm" svg:y="1.937cm" svg:width="8.696cm" svg:height="5.257cm"/>
          <chart:axis chart:dimension="x" chart:name="primary-x" chart:style-name="ch4" chartooo:axis-type="auto">
            <chartooo:date-scale/>
            <chart:categories table:cell-range-address="Sheet.A2:Sheet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2:Sheet.B7" chart:label-cell-address="Sheet.A1:Sheet.A1" chart:class="chart:bar"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install</text:p>
                <draw:g>
                  <svg:desc>Sheet.A1:Shee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2:Sheet.A7</svg:desc>
                </draw:g>
              </table:table-cell>
              <table:table-cell office:value-type="float" office:value="1508.18181818182">
                <text:p>1508.18181818182</text:p>
                <draw:g>
                  <svg:desc>Sheet.B2:Sheet.B7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387.22727272727">
                <text:p>2387.22727272727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3087.22727272727">
                <text:p>3087.22727272727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17866.6363636364">
                <text:p>17866.6363636364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18019.2727272727">
                <text:p>18019.2727272727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637.8636363636">
                <text:p>10637.8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0" number:min-decimal-places="0" number:min-integer-digits="1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2.784cm" svg:y="0.295cm" chart:style-name="ch2">
          <text:p>"yarn build" execution time
(lower is better)</text:p>
        </chart:title>
        <chart:plot-area chart:style-name="ch3" table:cell-range-address="Sheet.A9:Sheet.A15 Sheet.B10:Sheet.B15" chart:data-source-has-labels="both" svg:x="0.22cm" svg:y="1.738cm" svg:width="10.561cm" svg:height="6.103cm">
          <chart:coordinate-region svg:x="2.085cm" svg:y="1.937cm" svg:width="8.696cm" svg:height="5.257cm"/>
          <chart:axis chart:dimension="x" chart:name="primary-x" chart:style-name="ch4" chartooo:axis-type="auto">
            <chartooo:date-scale/>
            <chart:categories table:cell-range-address="Sheet.A10:Sheet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0:Sheet.B15" chart:label-cell-address="Sheet.A9:Sheet.A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build</text:p>
                <draw:g>
                  <svg:desc>Sheet.A9:Sheet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0:Sheet.A15</svg:desc>
                </draw:g>
              </table:table-cell>
              <table:table-cell office:value-type="float" office:value="1342.06818181818">
                <text:p>1342.06818181818</text:p>
                <draw:g>
                  <svg:desc>Sheet.B10:Sheet.B15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381.36363636364">
                <text:p>2381.36363636364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3549.04545454545">
                <text:p>3549.04545454545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10449.0227272727">
                <text:p>10449.0227272727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8234.13636363636">
                <text:p>8234.13636363636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914.1363636364">
                <text:p>10914.136363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3.856cm" svg:y="0.295cm" chart:style-name="ch2">
          <text:p>Final build size
(lower is better)</text:p>
        </chart:title>
        <chart:plot-area chart:style-name="ch3" table:cell-range-address="Sheet.A17:Sheet.A23 Sheet.B18:Sheet.B23" chart:data-source-has-labels="both" svg:x="0.22cm" svg:y="1.738cm" svg:width="10.561cm" svg:height="6.103cm">
          <chart:coordinate-region svg:x="1.609cm" svg:y="1.937cm" svg:width="9.172cm" svg:height="5.257cm"/>
          <chart:axis chart:dimension="x" chart:name="primary-x" chart:style-name="ch4" chartooo:axis-type="auto">
            <chartooo:date-scale/>
            <chart:categories table:cell-range-address="Sheet.A18:Sheet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8:Sheet.B23" chart:label-cell-address="Sheet.A17:Sheet.A1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ild size</text:p>
                <draw:g>
                  <svg:desc>Sheet.A17:Sheet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8:Sheet.A23</svg:desc>
                </draw:g>
              </table:table-cell>
              <table:table-cell office:value-type="float" office:value="32">
                <text:p>32</text:p>
                <draw:g>
                  <svg:desc>Sheet.B18:Sheet.B2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